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2">
      <style:paragraph-properties fo:margin-top="0in" fo:margin-bottom="0.0972in"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4" svg:width="2.7913in" svg:height="0.135in" svg:x="-2.3752in" svg:y="0in">
        <draw:image xlink:href="Pictures/2000000700000FB5000000C94FDA4EAC.wmf" xlink:type="simple" xlink:show="embed" xlink:actuate="onLoad">
          <text:p/>
        </draw:image>
      </draw:frame>
      <text:h text:style-name="P23" text:outline-level="1"><text:alphabetical-index-mark-start text:id="IMark140870668" text:main-entry="true"/>PersistenceCapable<text:alphabetical-index-mark-end text:id="IMark140870668"/></text:h>
      <text:p text:style-name="P7"><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140870668" text:main-entry="true"/><text:span text:style-name="T1">PersistenceCapable</text:span><text:alphabetical-index-mark-end text:id="IMark140870668"/>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140871052" text:main-entry="true"/><text:span text:style-name="T1">PersistenceCapable</text:span><text:alphabetical-index-mark-end text:id="IMark140871052"/> prior to loading the class into the runtime environment. The enhancer additionally adds code to implement the methods defined by <text:alphabetical-index-mark-start text:id="IMark140870668" text:main-entry="true"/><text:span text:style-name="T1">PersistenceCapable</text:span><text:alphabetical-index-mark-end text:id="IMark140870668"/>. Other enhancers can be used for specific binary-compatible JDO implementations.</text:p>
      <text:p text:style-name="P3">The <text:alphabetical-index-mark-start text:id="IMark140870668" text:main-entry="true"/><text:span text:style-name="T1">PersistenceCapable</text:span><text:alphabetical-index-mark-end text:id="IMark140870668"/> interface is designed to avoid name conflicts in the scope of user-defined classes. All of its declared method names are prefixed with “jdo”. </text:p>
      <text:p text:style-name="P3">Class implementors may explicitly declare that the class implements <text:alphabetical-index-mark-start text:id="IMark140870668" text:main-entry="true"/><text:span text:style-name="T1">PersistenceCapable</text:span><text:alphabetical-index-mark-end text:id="IMark140870668"/>. If this is done, the implementor must implement the <text:alphabetical-index-mark-start text:id="IMark140871052" text:main-entry="true"/><text:span text:style-name="T1">PersistenceCapable</text:span><text:alphabetical-index-mark-end text:id="IMark140871052"/> contract, and the enhancer will ignore the class instead of enhancing it.</text:p>
      <text:p text:style-name="P3">The recommended (and only portable) approach for applications to interrogate the state of persistence-capable instances is to use the class <text:alphabetical-index-mark-start text:id="IMark140871052" text:main-entry="true"/><text:alphabetical-index-mark-start text:id="IMark141499744" text:main-entry="true"/><text:span text:style-name="T1">JDOHelper</text:span><text:alphabetical-index-mark-end text:id="IMark141499744"/><text:alphabetical-index-mark-end text:id="IMark140871052"/>, which provides static methods that delegate to the instance if it implements <text:alphabetical-index-mark-start text:id="IMark140870668" text:main-entry="true"/><text:span text:style-name="T1">PersistenceCapable</text:span><text:alphabetical-index-mark-end text:id="IMark140870668"/>, and if not, attempts to find the JDO implementation responsible for the instance, and if unable to do so, returns the values that would have been returned by a transient instance.</text:p>
      <text:p text:style-name="P3">Classes that are to be <text:alphabetical-index-mark-start text:id="IMark140870668" text:main-entry="true"/>detached<text:alphabetical-index-mark-end text:id="IMark140870668"/> from the persistence manager further implement the <text:alphabetical-index-mark-start text:id="IMark141499744" text:main-entry="true"/><text:span text:style-name="T2">Detachable</text:span><text:alphabetical-index-mark-end text:id="IMark141499744"/>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text:alphabetical-index-mark-start text:id="IMark141499744" text:main-entry="true"/><text:alphabetical-index-mark-start text:id="IMark140870668" text:main-entry="true"/><text:alphabetical-index-mark-start text:id="IMark140871052" text:main-entry="true"/>JDOHelper<text:alphabetical-index-mark-end text:id="IMark140871052"/><text:alphabetical-index-mark-end text:id="IMark140870668"/><text:alphabetical-index-mark-end text:id="IMark141499744"/> instead of these methods.</text:p>
      <text:p text:style-name="P1">package javax.jdo.spi;</text:p>
      <text:p text:style-name="P1">public interface <text:alphabetical-index-mark-start text:id="IMark141499744" text:main-entry="true"/>PersistenceCapable<text:alphabetical-index-mark-end text:id="IMark141499744"/> {</text:p>
      <text:p text:style-name="P8"><text:soft-page-break/><draw:frame draw:style-name="fr1" draw:name="1" text:anchor-type="as-char" svg:width="2.7917in" svg:height="0.1346in" draw:z-index="0"><draw:image xlink:href="Pictures/2000000700000FB5000000C94FDA4EAC.wmf" xlink:type="simple" xlink:show="embed" xlink:actuate="onLoad"/></draw:frame></text:p>
      <text:h text:style-name="P21" text:outline-level="2">Persistence Manager</text:h>
      <text:p text:style-name="P1">PersistenceManager <text:alphabetical-index-mark-start text:id="IMark141499744"/>jdoGetPersistenceManager<text:alphabetical-index-mark-end text:id="IMark141499744"/>();</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8"><draw:frame draw:style-name="fr1" draw:name="2" text:anchor-type="as-char" svg:width="2.7917in" svg:height="0.1346in" draw:z-index="0"><draw:image xlink:href="Pictures/2000000700000FB5000000C94FDA4EAC.wmf" xlink:type="simple" xlink:show="embed" xlink:actuate="onLoad"/></draw:frame></text:p>
      <text:h text:style-name="P21" text:outline-level="2">Make Dirty</text:h>
      <text:p text:style-name="P18">void <text:alphabetical-index-mark-start text:id="IMark141499744" text:main-entry="true"/>jdoMakeDirty<text:alphabetical-index-mark-end text:id="IMark141499744"/> (String fieldName);</text:p>
      <text:p text:style-name="P18">void <text:alphabetical-index-mark-start text:id="IMark141499744" text:main-entry="true"/>jdoMakeDirty<text:alphabetical-index-mark-end text:id="IMark141499744"/>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141499744" text:main-entry="true"/>detached<text:alphabetical-index-mark-end text:id="IMark141499744"/>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text:alphabetical-index-mark-start text:id="IMark141499744" text:main-entry="true"/>detached<text:alphabetical-index-mark-end text:id="IMark141499744"/>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0"><draw:image xlink:href="Pictures/2000000700000FB5000000C94FDA4EAC.wmf" xlink:type="simple" xlink:show="embed" xlink:actuate="onLoad"/></draw:frame></text:p>
      <text:h text:style-name="P21" text:outline-level="2">JDO Identity</text:h>
      <text:p text:style-name="P1">Object <text:alphabetical-index-mark-start text:id="IMark140871052" text:main-entry="true"/>jdoGetObjectId<text:alphabetical-index-mark-end text:id="IMark140871052"/>();</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he identity as of the beginning of the transaction.<text:span text:style-name="Assertion">]</text:span> If the instance is <text:alphabetical-index-mark-start text:id="IMark140871052" text:main-entry="true"/>detached<text:alphabetical-index-mark-end text:id="IMark140871052"/>, this method returns the identity as of the time of detachment.</text:p>
      <text:p text:style-name="P1">Object <text:alphabetical-index-mark-start text:id="IMark140871052" text:main-entry="true"/>jdoGetTransactionalObjectId<text:alphabetical-index-mark-end text:id="IMark140871052"/>();</text:p>
      <text:p text:style-name="P3"><text:soft-page-break/><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140871052" text:main-entry="true"/>detached<text:alphabetical-index-mark-end text:id="IMark140871052"/>, this method returns the identity as of the time of detachment.</text:p>
      <text:h text:style-name="P22" text:outline-level="3">Version</text:h>
      <text:p text:style-name="P1">Object <text:alphabetical-index-mark-start text:id="IMark140871052" text:main-entry="true"/>jdoGetVersion<text:alphabetical-index-mark-end text:id="IMark140871052"/>();</text:p>
      <text:p text:style-name="P3"><text:span text:style-name="Assertion">A7.3.1-1 [</text:span>This method returns the version of the instance.<text:span text:style-name="Assertion">]</text:span></text:p>
      <text:p text:style-name="P8"><draw:frame draw:style-name="fr1" draw:name="4" text:anchor-type="as-char" svg:width="2.7917in" svg:height="0.1346in" draw:z-index="0"><draw:image xlink:href="Pictures/2000000700000FB5000000C94FDA4EAC.wmf" xlink:type="simple" xlink:show="embed" xlink:actuate="onLoad"/></draw:frame></text:p>
      <text:h text:style-name="P21" text:outline-level="2">Status interrogation</text:h>
      <text:p text:style-name="P3">The status interrogation methods return a boolean that represents the state of the instance:</text:p>
      <text:h text:style-name="P22" text:outline-level="3">Dirty</text:h>
      <text:p text:style-name="P1">boolean <text:alphabetical-index-mark-start text:id="IMark140871052" text:main-entry="true"/>jdoIsDirty<text:alphabetical-index-mark-end text:id="IMark140871052"/>();</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140871052" text:main-entry="true"/><text:span text:style-name="T1">jdoIsDirty</text:span><text:alphabetical-index-mark-end text:id="IMark140871052"/><text:span text:style-name="Assertion">]. A7.4.1-3 [</text:span>If the instance is transient or <text:alphabetical-index-mark-start text:id="IMark141499744" text:main-entry="true"/>detached<text:alphabetical-index-mark-end text:id="IMark141499744"/>, <text:span text:style-name="T1">false</text:span> is returned.<text:span text:style-name="Assertion">]</text:span></text:p>
      <text:h text:style-name="P22" text:outline-level="3">Transactional</text:h>
      <text:p text:style-name="P1">boolean <text:alphabetical-index-mark-start text:id="IMark140871052" text:main-entry="true"/>jdoIsTransactional<text:alphabetical-index-mark-end text:id="IMark140871052"/>();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140871052" text:main-entry="true"/><text:span text:style-name="T1">jdoIsTransactional</text:span><text:alphabetical-index-mark-end text:id="IMark140871052"/><text:span text:style-name="Assertion">]. </text:span><text:s/><text:span text:style-name="Assertion">A7.4.2-3 [</text:span>If the instance is transient or <text:alphabetical-index-mark-start text:id="IMark141499744" text:main-entry="true"/>detached<text:alphabetical-index-mark-end text:id="IMark141499744"/>, <text:span text:style-name="T1">false</text:span> is returned.<text:span text:style-name="Assertion">]</text:span></text:p>
      <text:h text:style-name="P22" text:outline-level="3">Persistent</text:h>
      <text:p text:style-name="P1">boolean <text:alphabetical-index-mark-start text:id="IMark140871052" text:main-entry="true"/>jdoIsPersistent<text:alphabetical-index-mark-end text:id="IMark140871052"/>();</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140871052" text:main-entry="true"/><text:span text:style-name="T1">jdoIsPersistent</text:span><text:alphabetical-index-mark-end text:id="IMark140871052"/><text:span text:style-name="Assertion">]A7.4.3-3 [</text:span>. If the instance is transient or <text:alphabetical-index-mark-start text:id="IMark141499744" text:main-entry="true"/>detached<text:alphabetical-index-mark-end text:id="IMark141499744"/>, <text:span text:style-name="T1">false</text:span> is returned.<text:span text:style-name="Assertion">]</text:span></text:p>
      <text:h text:style-name="P22" text:outline-level="3">New</text:h>
      <text:p text:style-name="P1">boolean <text:alphabetical-index-mark-start text:id="IMark140871052" text:main-entry="true"/>jdoIsNew<text:alphabetical-index-mark-end text:id="IMark140871052"/>();</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140871052" text:main-entry="true"/><text:span text:style-name="T1">jdoIsNew</text:span><text:alphabetical-index-mark-end text:id="IMark140871052"/><text:span text:style-name="Assertion">]</text:span>. <text:span text:style-name="Assertion">A7.4.4-3 [</text:span>If the instance is transient or <text:alphabetical-index-mark-start text:id="IMark141499744" text:main-entry="true"/>detached<text:alphabetical-index-mark-end text:id="IMark141499744"/>, <text:span text:style-name="T1">false</text:span> is returned.<text:span text:style-name="Assertion">]</text:span></text:p>
      <text:h text:style-name="P22" text:outline-level="3">Deleted</text:h>
      <text:p text:style-name="P1">boolean <text:alphabetical-index-mark-start text:id="IMark140871052" text:main-entry="true"/>jdoIsDeleted<text:alphabetical-index-mark-end text:id="IMark140871052"/>();</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140871052" text:main-entry="true"/><text:span text:style-name="T1">jdoIsDeleted</text:span><text:alphabetical-index-mark-end text:id="IMark140871052"/><text:span text:style-name="Assertion">]</text:span>. <text:span text:style-name="Assertion">A7.4.5-3 [</text:span>If the instance is transient or <text:alphabetical-index-mark-start text:id="IMark141499744" text:main-entry="true"/>detached<text:alphabetical-index-mark-end text:id="IMark141499744"/>, <text:span text:style-name="T1">false</text:span> is returned.<text:span text:style-name="Assertion">]</text:span></text:p>
      <text:p text:style-name="P3"/>
      <text:h text:style-name="P22" text:outline-level="3"><text:soft-page-break/><text:alphabetical-index-mark-start text:id="IMark140871052" text:main-entry="true"/>Detached<text:alphabetical-index-mark-end text:id="IMark140871052"/></text:h>
      <text:p text:style-name="P1">boolean <text:alphabetical-index-mark-start text:id="IMark140871052" text:main-entry="true"/>jdoIsDetached<text:alphabetical-index-mark-end text:id="IMark140871052"/>();</text:p>
      <text:p text:style-name="P5"> </text:p>
      <text:p text:style-name="P15">Table 3: <text:alphabetical-index-mark-start text:id="IMark140871052" text:main-entry="true"/>State interrogation<text:alphabetical-index-mark-end text:id="IMark140871052"/></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text:alphabetical-index-mark-start text:id="IMark139460132" text:main-entry="true"/>Detached<text:alphabetical-index-mark-end text:id="IMark139460132"/></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text:alphabetical-index-mark-start text:id="IMark139460132" text:main-entry="true"/>Detached<text:alphabetical-index-mark-end text:id="IMark139460132"/>-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text:alphabetical-index-mark-start text:id="IMark139460132" text:main-entry="true"/>Detached<text:alphabetical-index-mark-end text:id="IMark139460132"/>-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text:span text:style-name="Assertion">A7.4.6-1 [</text:span>Instances that have been <text:alphabetical-index-mark-start text:id="IMark173320548" text:main-entry="true"/>detached<text:alphabetical-index-mark-end text:id="IMark173320548"/> return <text:span text:style-name="T1">true</text:span>.<text:span text:style-name="Assertion">]</text:span></text:p>
      <text:p text:style-name="P8"><draw:frame draw:style-name="fr1" draw:name="5" text:anchor-type="as-char" svg:width="2.7917in" svg:height="0.1346in" draw:z-index="0"><draw:image xlink:href="Pictures/2000000700000FB5000000C94FDA4EAC.wmf" xlink:type="simple" xlink:show="embed" xlink:actuate="onLoad"/></draw:frame></text:p>
      <text:h text:style-name="P21" text:outline-level="2">New instance</text:h>
      <text:p text:style-name="P1"><text:alphabetical-index-mark-start text:id="IMark139927684" text:main-entry="true"/>PersistenceCapable<text:alphabetical-index-mark-end text:id="IMark139927684"/> <text:alphabetical-index-mark-start text:id="IMark173320548" text:main-entry="true"/>jdoNewInstance<text:alphabetical-index-mark-end text:id="IMark173320548"/>(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soft-page-break/><text:alphabetical-index-mark-start text:id="IMark139927684" text:main-entry="true"/>PersistenceCapable<text:alphabetical-index-mark-end text:id="IMark139927684"/> <text:alphabetical-index-mark-start text:id="IMark173320548" text:main-entry="true"/>jdoNewInstance<text:alphabetical-index-mark-end text:id="IMark173320548"/>(StateManager sm, Object oid);</text:p>
      <text:p text:style-name="P3"><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8"><draw:frame draw:style-name="fr1" draw:name="6" text:anchor-type="as-char" svg:width="2.7917in" svg:height="0.1346in" draw:z-index="0"><draw:image xlink:href="Pictures/2000000700000FB5000000C94FDA4EAC.wmf" xlink:type="simple" xlink:show="embed" xlink:actuate="onLoad"/></draw:frame></text:p>
      <text:h text:style-name="P21" text:outline-level="2">State Manager</text:h>
      <text:p text:style-name="P1">void <text:alphabetical-index-mark-start text:id="IMark139927684" text:main-entry="true"/>jdoReplaceStateManager<text:alphabetical-index-mark-end text:id="IMark139927684"/>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8"><draw:frame draw:style-name="fr1" draw:name="7" text:anchor-type="as-char" svg:width="2.7917in" svg:height="0.1346in" draw:z-index="0"><draw:image xlink:href="Pictures/2000000700000FB5000000C94FDA4EAC.wmf" xlink:type="simple" xlink:show="embed" xlink:actuate="onLoad"/></draw:frame></text:p>
      <text:h text:style-name="P21" text:outline-level="2">Replace Flags</text:h>
      <text:p text:style-name="P1">void <text:alphabetical-index-mark-start text:id="IMark139927684" text:main-entry="true"/>jdoReplaceFlags<text:alphabetical-index-mark-end text:id="IMark139927684"/>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8"><draw:frame draw:style-name="fr1" draw:name="8" text:anchor-type="as-char" svg:width="2.7917in" svg:height="0.1346in" draw:z-index="0"><draw:image xlink:href="Pictures/2000000700000FB5000000C94FDA4EAC.wmf" xlink:type="simple" xlink:show="embed" xlink:actuate="onLoad"/></draw:frame></text:p>
      <text:h text:style-name="P21" text:outline-level="2">Replace Fields</text:h>
      <text:p text:style-name="P1">void <text:alphabetical-index-mark-start text:id="IMark173320548" text:main-entry="true"/>jdoReplaceField<text:alphabetical-index-mark-end text:id="IMark173320548"/>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139927684" text:main-entry="true"/>jdoReplaceFields<text:alphabetical-index-mark-end text:id="IMark139927684"/> (int[] fieldNumbers);</text:p>
      <text:p text:style-name="P3"><text:span text:style-name="Assertion">A7.8-2 [</text:span>This method iterates over the array of field numbers and calls <text:alphabetical-index-mark-start text:id="IMark139927684" text:main-entry="true"/><text:span text:style-name="T1">jdoReplaceField</text:span><text:alphabetical-index-mark-end text:id="IMark139927684"/> for each one.<text:span text:style-name="Assertion">]</text:span></text:p>
      <text:p text:style-name="P8"><draw:frame draw:style-name="fr1" draw:name="9" text:anchor-type="as-char" svg:width="2.7917in" svg:height="0.1346in" draw:z-index="0"><draw:image xlink:href="Pictures/2000000700000FB5000000C94FDA4EAC.wmf" xlink:type="simple" xlink:show="embed" xlink:actuate="onLoad"/></draw:frame></text:p>
      <text:h text:style-name="P21" text:outline-level="2">Provide Fields</text:h>
      <text:p text:style-name="P1">void <text:alphabetical-index-mark-start text:id="IMark139927684" text:main-entry="true"/>jdoProvideField<text:alphabetical-index-mark-end text:id="IMark139927684"/>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void <text:alphabetical-index-mark-start text:id="IMark141214616" text:main-entry="true"/>jdoProvideFields<text:alphabetical-index-mark-end text:id="IMark141214616"/> (int[] fieldNumbers);</text:p>
      <text:p text:style-name="P3"><text:span text:style-name="Assertion">A7.9-2 [</text:span>This method iterates over the array of field numbers and calls <text:alphabetical-index-mark-start text:id="IMark141214616" text:main-entry="true"/><text:span text:style-name="T1">jdoProvideField</text:span><text:alphabetical-index-mark-end text:id="IMark141214616"/> for each one.<text:span text:style-name="Assertion">]</text:span></text:p>
      <text:p text:style-name="P8"><text:soft-page-break/><draw:frame draw:style-name="fr1" draw:name="10" text:anchor-type="as-char" svg:width="2.7917in" svg:height="0.1346in" draw:z-index="0"><draw:image xlink:href="Pictures/2000000700000FB5000000C94FDA4EAC.wmf" xlink:type="simple" xlink:show="embed" xlink:actuate="onLoad"/></draw:frame></text:p>
      <text:h text:style-name="P21" text:outline-level="2">Copy Fields</text:h>
      <text:p text:style-name="P1">void <text:alphabetical-index-mark-start text:id="IMark141214616" text:main-entry="true"/>jdoCopyFields<text:alphabetical-index-mark-end text:id="IMark141214616"/> (Object other, int[] fieldNumbers);</text:p>
      <text:p text:style-name="P1">void <text:alphabetical-index-mark-start text:id="IMark141214616" text:main-entry="true"/>jdoCopyField<text:alphabetical-index-mark-end text:id="IMark141214616"/>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8"><draw:frame draw:style-name="fr1" draw:name="11" text:anchor-type="as-char" svg:width="2.7917in" svg:height="0.1346in" draw:z-index="0"><draw:image xlink:href="Pictures/2000000700000FB5000000C94FDA4EAC.wmf" xlink:type="simple" xlink:show="embed" xlink:actuate="onLoad"/></draw:frame></text:p>
      <text:h text:style-name="P21"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0"><draw:image xlink:href="Pictures/2000000700000FB5000000C94FDA4EAC.wmf" xlink:type="simple" xlink:show="embed" xlink:actuate="onLoad"/></draw:frame></text:p>
      <text:h text:style-name="P21" text:outline-level="2">JDO identity handling</text:h>
      <text:p text:style-name="P1">public Object <text:alphabetical-index-mark-start text:id="IMark173320548" text:main-entry="true"/>jdoNewObjectIdInstance<text:alphabetical-index-mark-end text:id="IMark173320548"/>();</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173320548" text:main-entry="true"/>jdoNewObjectIdInstance<text:alphabetical-index-mark-end text:id="IMark173320548"/>(Object key);</text:p>
      <text:p text:style-name="P3"><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oft-page-break/>•<text:span text:style-name="T4"><text:tab/></text:span><text:span text:style-name="Assertion">A7.12-40 [</text:span><text:alphabetical-index-mark-start text:id="IMark141214616" text:main-entry="true"/><text:span text:style-name="T1">ObjectIdFieldSupplier</text:span><text:alphabetical-index-mark-end text:id="IMark141214616"/>: the field value is fetched and used to construct the single field identity instance<text:span text:style-name="Assertion">]</text:span>.</text:p>
      <text:p text:style-name="P16">•<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6">•<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6">•<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139927684" text:main-entry="true"/>jdoCopyKeyFieldsToObjectId<text:alphabetical-index-mark-end text:id="IMark139927684"/>(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139927684" text:main-entry="true"/><text:span text:style-name="T1">jdoCopyKeyFieldsToObjectId</text:span><text:alphabetical-index-mark-end text:id="IMark139927684"/><text:span text:style-name="T1"> (</text:span><text:alphabetical-index-mark-start text:id="IMark141214616" text:main-entry="true"/><text:span text:style-name="T1">PersistenceCapable</text:span><text:alphabetical-index-mark-end text:id="IMark141214616"/><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139927684" text:main-entry="true"/><text:span text:style-name="T1">jdoCopyKeyFieldsToObjectId</text:span><text:alphabetical-index-mark-end text:id="IMark139927684"/><text:span text:style-name="T1"> (</text:span><text:alphabetical-index-mark-start text:id="IMark141214616" text:main-entry="true"/><text:span text:style-name="T1">PersistenceCapable</text:span><text:alphabetical-index-mark-end text:id="IMark141214616"/><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141214616" text:main-entry="true"/><text:span text:style-name="T1">jdoCopyKeyFieldsToObjectId</text:span><text:alphabetical-index-mark-end text:id="IMark141214616"/><text:span text:style-name="T1"> (</text:span><text:alphabetical-index-mark-start text:id="IMark139927684" text:main-entry="true"/><text:span text:style-name="T1">PersistenceCapable</text:span><text:alphabetical-index-mark-end text:id="IMark139927684"/><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139927684" text:main-entry="true"/>jdoCopyKeyFieldsToObjectId<text:alphabetical-index-mark-end text:id="IMark139927684"/>(<text:alphabetical-index-mark-start text:id="IMark141214616" text:main-entry="true"/>ObjectIdFieldSupplier<text:alphabetical-index-mark-end text:id="IMark141214616"/> fs, Object oid);</text:p>
      <text:p text:style-name="P3">This method copies fields from the field manager instance to the second parameter instance.First parameter is ObjectIdFieldManager instead of <text:alphabetical-index-mark-start text:id="IMark141214616" text:main-entry="true"/>ObjectIdFieldSupplier<text:alphabetical-index-mark-end text:id="IMark141214616"/> according to JDO Spec. 1.0 Assertions.<text:span text:style-name="Assertion">]</text:span> <text:span text:style-name="Assertion">A7.12-8 [</text:span>Each key field in the <text:span text:style-name="T1">ObjectId</text:span> class matching a key field in the <text:alphabetical-index-mark-start text:id="IMark139927684" text:main-entry="true"/><text:span text:style-name="T1">PersistenceCapable</text:span><text:alphabetical-index-mark-end text:id="IMark139927684"/> class is set by the execution of this method.<text:span text:style-name="Assertion">]</text:span> <text:span text:style-name="Assertion">A7.12-9 [</text:span>For each key field, the method of the <text:alphabetical-index-mark-start text:id="IMark140423568" text:main-entry="true"/><text:span text:style-name="T1">ObjectIdFieldSupplier</text:span><text:alphabetical-index-mark-end text:id="IMark140423568"/>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25 [</text:span>public void <text:alphabetical-index-mark-start text:id="IMark140423568" text:main-entry="true"/>jdoCopyKeyFieldsFromObjectId<text:alphabetical-index-mark-end text:id="IMark140423568"/>(<text:alphabetical-index-mark-start text:id="IMark141214616" text:main-entry="true"/>ObjectIdFieldConsumer<text:alphabetical-index-mark-end text:id="IMark141214616"/>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141214616" text:main-entry="true"/><text:span text:style-name="T1">PersistenceCapable</text:span><text:alphabetical-index-mark-end text:id="IMark141214616"/> class is retrieved by the execution of this method.<text:span text:style-name="Assertion">]</text:span> <text:span text:style-name="Assertion">A7.12-27 [</text:span>For each key field, the method of the <text:alphabetical-index-mark-start text:id="IMark140423568" text:main-entry="true"/><text:span text:style-name="T1">ObjectIdFieldConsumer</text:span><text:alphabetical-index-mark-end text:id="IMark140423568"/> is called for the corresponding type of field.<text:span text:style-name="Assertion">]</text:span> <text:span text:style-name="Assertion">A7.12-28 [</text:span>The second parameter <text:soft-page-break/>must be an instance of the JDO identity class. If the parameter is not of the correct type, then <text:span text:style-name="T1">ClassCastException</text:span> is thrown.<text:span text:style-name="Assertion">]</text:span></text:p>
      <text:h text:style-name="P20" text:outline-level="4"><text:tab/><text:tab/>interface <text:alphabetical-index-mark-start text:id="IMark139927684" text:main-entry="true"/>ObjectIdFieldSupplier<text:alphabetical-index-mark-end text:id="IMark139927684"/></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139927684" text:main-entry="true"/><text:span text:style-name="T1">PersistenceCapable</text:span><text:alphabetical-index-mark-end text:id="IMark139927684"/> class calls a method in the field manager for each key field in the object id. The field number is the same as in the persistence capable class for the corresponding key field.</text:p>
      <text:h text:style-name="P20" text:outline-level="4"><text:tab/><text:tab/>interface <text:alphabetical-index-mark-start text:id="IMark139927684" text:main-entry="true"/>ObjectIdFieldConsumer<text:alphabetical-index-mark-end text:id="IMark139927684"/></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139927684" text:main-entry="true"/><text:span text:style-name="T1">PersistenceCapable</text:span><text:alphabetical-index-mark-end text:id="IMark139927684"/> class calls a method in the field manager for each key field in the object id. The field number is the same as in the persistence capable class for the corresponding key field.</text:p>
      <text:h text:style-name="P20" text:outline-level="4"><text:tab/><text:tab/>interface ObjectIdFieldManager </text:h>
      <text:p text:style-name="P3">This interface is a convenience interface that extends both <text:alphabetical-index-mark-start text:id="IMark139927684" text:main-entry="true"/><text:span text:style-name="T1">ObjectIdFieldSupplier</text:span><text:alphabetical-index-mark-end text:id="IMark139927684"/> and <text:alphabetical-index-mark-start text:id="IMark140423568" text:main-entry="true"/><text:span text:style-name="T1">ObjectIdFieldConsumer</text:span><text:alphabetical-index-mark-end text:id="IMark140423568"/>.</text:p>
      <text:p text:style-name="P8"><text:soft-page-break/><draw:frame draw:style-name="fr1" draw:name="13" text:anchor-type="as-char" svg:width="2.7917in" svg:height="0.1346in" draw:z-index="0"><draw:image xlink:href="Pictures/2000000700000FB5000000C94FDA4EAC.wmf" xlink:type="simple" xlink:show="embed" xlink:actuate="onLoad"/></draw:frame></text:p>
      <text:h text:style-name="P21" text:outline-level="2"><text:alphabetical-index-mark-start text:id="IMark140423568" text:main-entry="true"/>Detachable<text:alphabetical-index-mark-end text:id="IMark140423568"/></text:h>
      <text:p text:style-name="P3">This interface contains the method used by the <text:span text:style-name="T1">StateManager</text:span> to manage the <text:alphabetical-index-mark-start text:id="IMark140423568" text:main-entry="true"/>detached<text:alphabetical-index-mark-end text:id="IMark140423568"/> state in a <text:alphabetical-index-mark-start text:id="IMark173320548" text:main-entry="true"/>detached<text:alphabetical-index-mark-end text:id="IMark173320548"/> instance. This interface is not intended to be used by application programs.</text:p>
      <text:p text:style-name="P3">The <text:alphabetical-index-mark-start text:id="IMark173320548" text:main-entry="true"/>detached<text:alphabetical-index-mark-end text:id="IMark173320548"/> state is stored as a field in each instance of <text:alphabetical-index-mark-start text:id="IMark140423568" text:main-entry="true"/><text:span text:style-name="T1">Detachable</text:span><text:alphabetical-index-mark-end text:id="IMark140423568"/>. The field is serialized so as to maintain the state of the instance while <text:alphabetical-index-mark-start text:id="IMark141214616" text:main-entry="true"/>detached<text:alphabetical-index-mark-end text:id="IMark141214616"/>. While <text:alphabetical-index-mark-start text:id="IMark139927684" text:main-entry="true"/>detached<text:alphabetical-index-mark-end text:id="IMark139927684"/>, only the <text:span text:style-name="T1">BitSet</text:span> of modified fields will be modified. The structure is as follows.</text:p>
      <text:p text:style-name="P1">Object[] <text:alphabetical-index-mark-start text:id="IMark141214616" text:main-entry="true"/>jdoDetachedState<text:alphabetical-index-mark-end text:id="IMark141214616"/>;</text:p>
      <text:p text:style-name="P1"><text:alphabetical-index-mark-start text:id="IMark141214616" text:main-entry="true"/>jdoDetachedState<text:alphabetical-index-mark-end text:id="IMark141214616"/>[0]: the Object Id of the instance</text:p>
      <text:p text:style-name="P1"><text:alphabetical-index-mark-start text:id="IMark141214616" text:main-entry="true"/>jdoDetachedState<text:alphabetical-index-mark-end text:id="IMark141214616"/>[1]: the Version of the instance</text:p>
      <text:p text:style-name="P1"><text:alphabetical-index-mark-start text:id="IMark141214616" text:main-entry="true"/>jdoDetachedState<text:alphabetical-index-mark-end text:id="IMark141214616"/>[2]: a BitSet of loaded fields</text:p>
      <text:p text:style-name="P1"><text:alphabetical-index-mark-start text:id="IMark141214616" text:main-entry="true"/>jdoDetachedState<text:alphabetical-index-mark-end text:id="IMark141214616"/>[3]: a BitSet of modified fields</text:p>
      <text:p text:style-name="P1">package javax.jdo.spi;</text:p>
      <text:p text:style-name="P1">public interface <text:alphabetical-index-mark-start text:id="IMark141214616" text:main-entry="true"/>Detachable<text:alphabetical-index-mark-end text:id="IMark141214616"/> {</text:p>
      <text:p text:style-name="P1"><text:tab/><text:span text:style-name="Assertion">A7.13-1 [</text:span>void <text:alphabetical-index-mark-start text:id="IMark141214616" text:main-entry="true"/>jdoReplaceDetachedState<text:alphabetical-index-mark-end text:id="IMark141214616"/>();</text:p>
      <text:p text:style-name="P1">}</text:p>
      <text:p text:style-name="P3">This method calls the <text:span text:style-name="T1">StateManager</text:span> with the current <text:alphabetical-index-mark-start text:id="IMark141214616" text:main-entry="true"/>detached<text:alphabetical-index-mark-end text:id="IMark141214616"/> state instance as a parameter and replaces the current <text:alphabetical-index-mark-start text:id="IMark139927684" text:main-entry="true"/>detached<text:alphabetical-index-mark-end text:id="IMark139927684"/> state instance with the value provided by the <text:span text:style-name="T1">StateManager</text:span>.<text:span text:style-name="Assertion">]</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6:31.17</meta:creation-date>
    <meta:editing-duration>PT1H15M18S</meta:editing-duration>
    <meta:generator>OpenOffice.org/3.4$Win32 OpenOffice.org_project/340m1$Build-9590</meta:generator>
    <dc:title>JDO_Chapter</dc:title>
    <dc:date>2012-08-23T20:39:06.57</dc:date>
    <meta:document-statistic meta:table-count="1" meta:image-count="14" meta:object-count="0" meta:page-count="9" meta:paragraph-count="214" meta:word-count="2605" meta:character-count="17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